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8250*"/>
    </style:style>
    <style:style style:name="Table1.B" style:family="table-column">
      <style:table-column-properties style:rel-column-width="21568*"/>
    </style:style>
    <style:style style:name="Table1.C" style:family="table-column">
      <style:table-column-properties style:rel-column-width="2571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2836*"/>
    </style:style>
    <style:style style:name="Table2.B" style:family="table-column">
      <style:table-column-properties style:rel-column-width="14187*"/>
    </style:style>
    <style:style style:name="Table2.C" style:family="table-column">
      <style:table-column-properties style:rel-column-width="38510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8484*"/>
    </style:style>
    <style:style style:name="Table3.B" style:family="table-column">
      <style:table-column-properties style:rel-column-width="21845*"/>
    </style:style>
    <style:style style:name="Table3.C" style:family="table-column">
      <style:table-column-properties style:rel-column-width="25205*"/>
    </style:style>
    <style:style style:name="Table3.A1" style:family="table-cell">
      <style:table-cell-properties fo:border="none"/>
    </style:style>
  </office:automatic-styles>
  <office:body>
    <office:text>
      <text:p text:style-name="Title">BatchNormInference</text:p>
      <text:p text:style-name="P1">BatchNormInference <text:s text:c="1"/>// Adjust input for mean and variance</text:p>
      <text:h text:style-name="Heading_20_1" text:outline-level="1">Description</text:h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input</text:span></text:p>
          </table:table-cell>
          <table:table-cell table:style-name="Table1.A1" office:value-type="string">
            <text:p text:style-name="Table_20_Contents">real</text:p>
          </table:table-cell>
          <table:table-cell table:style-name="Table1.A1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><text:span text:style-name="Source_Text">gamma</text:span></text:p>
          </table:table-cell>
          <table:table-cell table:style-name="Table1.A1" office:value-type="string">
            <text:p text:style-name="Table_20_Contents">same as <text:span text:style-name="Source_Text">input</text:span></text:p>
          </table:table-cell>
          <table:table-cell table:style-name="Table1.A1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><text:span text:style-name="Source_Text">beta</text:span></text:p>
          </table:table-cell>
          <table:table-cell table:style-name="Table1.A1" office:value-type="string">
            <text:p text:style-name="Table_20_Contents">same as <text:span text:style-name="Source_Text">input</text:span></text:p>
          </table:table-cell>
          <table:table-cell table:style-name="Table1.A1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><text:span text:style-name="Source_Text">mean</text:span></text:p>
          </table:table-cell>
          <table:table-cell table:style-name="Table1.A1" office:value-type="string">
            <text:p text:style-name="Table_20_Contents">same as <text:span text:style-name="Source_Text">input</text:span></text:p>
          </table:table-cell>
          <table:table-cell table:style-name="Table1.A1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><text:span text:style-name="Source_Text">variances</text:span></text:p>
          </table:table-cell>
          <table:table-cell table:style-name="Table1.A1" office:value-type="string">
            <text:p text:style-name="Table_20_Contents">same as <text:span text:style-name="Source_Text">input</text:span></text:p>
          </table:table-cell>
          <table:table-cell table:style-name="Table1.A1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</table:table-row>
      </table:table>
      <text:h text:style-name="Heading_20_2" text:outline-level="2">Attribute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Not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epsilon</text:span></text:p>
          </table:table-cell>
          <table:table-cell table:style-name="Table2.A1" office:value-type="string">
            <text:p text:style-name="Table_20_Contents"><text:span text:style-name="Source_Text">double</text:span></text:p>
          </table:table-cell>
          <table:table-cell table:style-name="Table2.A1" office:value-type="string">
            <text:p text:style-name="Table_20_Contents">Small bias added to variance to avoid division by 0.</text:p>
          </table:table-cell>
        </table:table-row>
      </table:table>
      <text:h text:style-name="Heading_20_2" text:outline-level="2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normalized</text:span></text:p>
          </table:table-cell>
          <table:table-cell table:style-name="Table3.A1" office:value-type="string">
            <text:p text:style-name="Table_20_Contents">same as <text:span text:style-name="Source_Text">gamma</text:span></text:p>
          </table:table-cell>
          <table:table-cell table:style-name="Table3.A1" office:value-type="string">
            <text:p text:style-name="Table_20_Contents">Same as <text:span text:style-name="Source_Text">input</text:span></text:p>
          </table:table-cell>
        </table:table-row>
      </table:table>
      <text:h text:style-name="Heading_20_1" text:outline-level="1">Mathematical Definition</text:h>
      <text:p text:style-name="First_20_paragraph">The axes of the input fall into two categories: positional and channel, with channel being axis 1. For each position, there are <draw:frame draw:style-name="fr1" text:anchor-type="as-char"><draw:object xlink:href="Formula-10/" xlink:type="simple" xlink:show="embed" xlink:actuate="onLoad"/></draw:frame> channel values, each normalized independently.</text:p>
      <text:p text:style-name="Text_20_body">Normalization of a channel sample is controlled by two values:</text:p>
      <text:list text:style-name="L1">
        <text:list-item>
          <text:p text:style-name="P2">the mean <draw:frame draw:style-name="fr1" text:anchor-type="as-char"><draw:object xlink:href="Formula-12/" xlink:type="simple" xlink:show="embed" xlink:actuate="onLoad"/></draw:frame>, and</text:p>
        </text:list-item>
        <text:list-item>
          <text:p text:style-name="P2">the variance <draw:frame draw:style-name="fr1" text:anchor-type="as-char"><draw:object xlink:href="Formula-14/" xlink:type="simple" xlink:show="embed" xlink:actuate="onLoad"/></draw:frame>;</text:p>
        </text:list-item>
      </text:list>
      <text:p text:style-name="First_20_paragraph">and by two scaling attributes: <draw:frame draw:style-name="fr1" text:anchor-type="as-char"><draw:object xlink:href="Formula-16/" xlink:type="simple" xlink:show="embed" xlink:actuate="onLoad"/></draw:frame> and <draw:frame draw:style-name="fr1" text:anchor-type="as-char"><draw:object xlink:href="Formula-18/" xlink:type="simple" xlink:show="embed" xlink:actuate="onLoad"/></draw:frame>.</text:p>
      <text:p text:style-name="Text_20_body"><draw:frame draw:style-name="fr2" text:anchor-type="paragraph"><draw:object xlink:href="Formula-20/" xlink:type="simple" xlink:show="embed" xlink:actuate="onLoad"/></draw:frame></text:p>
      <text:h text:style-name="Heading_20_1" text:outline-level="1">C++ Interface</text:h>
      <text:p text:style-name="First_20_paragraph">ngraph::op::v0::BatchNormInfe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atchNormInference</dc:title>
  </office:meta>
</office:document-meta>
</file>

<file path=Formula-0/content.xml><?xml version="1.0" encoding="utf-8"?>
<math xmlns="http://www.w3.org/1998/Math/MathML" display="inline">
  <mrow>
    <mo stretchy="false" form="prefix">(</mo>
    <mo>•</mo>
    <mo>,</mo>
    <mi>C</mi>
    <mo>,</mo>
    <mi>…</mi>
    <mo stretchy="false" form="postfix">)</mo>
  </mrow>
</math>
</file>

<file path=Formula-10/content.xml><?xml version="1.0" encoding="utf-8"?>
<math xmlns="http://www.w3.org/1998/Math/MathML" display="inline">
  <mi>C</mi>
</math>
</file>

<file path=Formula-12/content.xml><?xml version="1.0" encoding="utf-8"?>
<math xmlns="http://www.w3.org/1998/Math/MathML" display="inline">
  <mi>μ</mi>
</math>
</file>

<file path=Formula-14/content.xml><?xml version="1.0" encoding="utf-8"?>
<math xmlns="http://www.w3.org/1998/Math/MathML" display="inline">
  <msup>
    <mi>σ</mi>
    <mn>2</mn>
  </msup>
</math>
</file>

<file path=Formula-16/content.xml><?xml version="1.0" encoding="utf-8"?>
<math xmlns="http://www.w3.org/1998/Math/MathML" display="inline">
  <mi>γ</mi>
</math>
</file>

<file path=Formula-18/content.xml><?xml version="1.0" encoding="utf-8"?>
<math xmlns="http://www.w3.org/1998/Math/MathML" display="inline">
  <mi>β</mi>
</math>
</file>

<file path=Formula-2/content.xml><?xml version="1.0" encoding="utf-8"?>
<math xmlns="http://www.w3.org/1998/Math/MathML" display="inline">
  <mrow>
    <mo stretchy="false" form="prefix">(</mo>
    <mi>C</mi>
    <mo stretchy="false" form="postfix">)</mo>
  </mrow>
</math>
</file>

<file path=Formula-20/content.xml><?xml version="1.0" encoding="utf-8"?>
<math xmlns="http://www.w3.org/1998/Math/MathML" display="block">
  <mrow>
    <msub>
      <mstyle mathvariant="monospace">
        <mi>𝚗</mi>
        <mi>𝚘</mi>
        <mi>𝚛</mi>
        <mi>𝚖</mi>
        <mi>𝚊</mi>
        <mi>𝚕</mi>
        <mi>𝚒</mi>
        <mi>𝚣</mi>
        <mi>𝚎</mi>
        <mi>𝚍</mi>
      </mstyle>
      <mrow>
        <mo>•</mo>
        <mo>,</mo>
        <mi>c</mi>
        <mo>,</mo>
        <mi>…</mi>
      </mrow>
    </msub>
    <mo>=</mo>
    <mfrac>
      <mrow>
        <msub>
          <mstyle mathvariant="monospace">
            <mi>𝚒</mi>
            <mi>𝚗</mi>
            <mi>𝚙</mi>
            <mi>𝚞</mi>
            <mi>𝚝</mi>
          </mstyle>
          <mrow>
            <mo>•</mo>
            <mo>,</mo>
            <mi>c</mi>
            <mo>,</mo>
            <mi>…</mi>
          </mrow>
        </msub>
        <mo>−</mo>
        <msub>
          <mi>μ</mi>
          <mi>c</mi>
        </msub>
      </mrow>
      <msqrt>
        <mrow>
          <msubsup>
            <mi>σ</mi>
            <mi>c</mi>
            <mn>2</mn>
          </msubsup>
          <mo>+</mo>
          <mi>ϵ</mi>
        </mrow>
      </msqrt>
    </mfrac>
    <msub>
      <mi>γ</mi>
      <mi>c</mi>
    </msub>
    <mo>+</mo>
    <msub>
      <mi>β</mi>
      <mi>c</mi>
    </msub>
  </mrow>
</math>
</file>

<file path=Formula-4/content.xml><?xml version="1.0" encoding="utf-8"?>
<math xmlns="http://www.w3.org/1998/Math/MathML" display="inline">
  <mrow>
    <mo stretchy="false" form="prefix">(</mo>
    <mi>C</mi>
    <mo stretchy="false" form="postfix">)</mo>
  </mrow>
</math>
</file>

<file path=Formula-6/content.xml><?xml version="1.0" encoding="utf-8"?>
<math xmlns="http://www.w3.org/1998/Math/MathML" display="inline">
  <mrow>
    <mo stretchy="false" form="prefix">(</mo>
    <mi>C</mi>
    <mo stretchy="false" form="postfix">)</mo>
  </mrow>
</math>
</file>

<file path=Formula-8/content.xml><?xml version="1.0" encoding="utf-8"?>
<math xmlns="http://www.w3.org/1998/Math/MathML" display="inline">
  <mrow>
    <mo stretchy="false" form="prefix">(</mo>
    <mi>C</mi>
    <mo stretchy="false" form="postfix">)</mo>
  </mrow>
</math>
</file>